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Bitter" svg:font-family="Bit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Bitter" officeooo:rsid="000d4505" officeooo:paragraph-rsid="000d4505"/>
    </style:style>
    <style:style style:name="P2" style:family="paragraph" style:parent-style-name="Standard">
      <style:text-properties style:font-name="Bitter" style:text-underline-style="solid" style:text-underline-width="auto" style:text-underline-color="font-color" fo:font-weight="bold" officeooo:rsid="000d4505" officeooo:paragraph-rsid="000d4505" style:font-weight-asian="bold" style:font-weight-complex="bold"/>
    </style:style>
    <style:style style:name="P3" style:family="paragraph" style:parent-style-name="Standard">
      <style:text-properties style:font-name="Bitter" fo:font-style="italic" style:text-underline-style="none" fo:font-weight="normal" officeooo:rsid="000e4f69" officeooo:paragraph-rsid="000e4f69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style:font-name="Bitter" style:text-underline-style="none" fo:font-weight="bold" officeooo:rsid="000d4505" officeooo:paragraph-rsid="000d4505" style:font-weight-asian="bold" style:font-weight-complex="bold"/>
    </style:style>
    <style:style style:name="P5" style:family="paragraph" style:parent-style-name="Standard">
      <style:text-properties style:font-name="Bitter" fo:font-weight="normal" officeooo:rsid="000d4505" officeooo:paragraph-rsid="000d4505" style:font-weight-asian="normal" style:font-weight-complex="normal"/>
    </style:style>
    <style:style style:name="P6" style:family="paragraph" style:parent-style-name="Standard" style:list-style-name="L1">
      <style:text-properties style:font-name="Bitter" style:text-underline-style="none" fo:font-weight="bold" officeooo:rsid="000ec304" officeooo:paragraph-rsid="000ec304" style:font-weight-asian="bold" style:font-weight-complex="bold"/>
    </style:style>
    <style:style style:name="P7" style:family="paragraph" style:parent-style-name="Standard" style:list-style-name="L2">
      <style:text-properties style:font-name="Bitter" style:text-underline-style="none" fo:font-weight="bold" officeooo:rsid="000e4f69" officeooo:paragraph-rsid="000e4f69" style:font-weight-asian="bold" style:font-weight-complex="bold"/>
    </style:style>
    <style:style style:name="P8" style:family="paragraph" style:parent-style-name="Standard" style:list-style-name="L1">
      <style:text-properties style:font-name="Bitter" style:text-underline-style="none" fo:font-weight="bold" officeooo:rsid="001109af" officeooo:paragraph-rsid="001109af" style:font-weight-asian="bold" style:font-weight-complex="bold"/>
    </style:style>
    <style:style style:name="P9" style:family="paragraph" style:parent-style-name="Standard" style:list-style-name="L1">
      <style:text-properties style:font-name="Bitter" style:text-underline-style="none" fo:font-weight="bold" officeooo:rsid="00129257" officeooo:paragraph-rsid="00129257" style:font-weight-asian="bold" style:font-weight-complex="bold"/>
    </style:style>
    <style:style style:name="P10" style:family="paragraph" style:parent-style-name="Standard" style:list-style-name="L1">
      <style:text-properties style:font-name="Bitter" style:text-underline-style="none" fo:font-weight="bold" officeooo:rsid="00181422" officeooo:paragraph-rsid="00181422" style:font-weight-asian="bold" style:font-weight-complex="bold"/>
    </style:style>
    <style:style style:name="P11" style:family="paragraph" style:parent-style-name="Standard" style:list-style-name="L1">
      <style:text-properties style:font-name="Bitter" style:text-underline-style="none" fo:font-weight="normal" officeooo:rsid="000ec304" officeooo:paragraph-rsid="000ec304" style:font-weight-asian="normal" style:font-weight-complex="normal"/>
    </style:style>
    <style:style style:name="P12" style:family="paragraph" style:parent-style-name="Standard" style:list-style-name="L2">
      <style:text-properties style:font-name="Bitter" style:text-underline-style="none" fo:font-weight="normal" officeooo:rsid="000e4f69" officeooo:paragraph-rsid="000e4f69" style:font-weight-asian="normal" style:font-weight-complex="normal"/>
    </style:style>
    <style:style style:name="P13" style:family="paragraph" style:parent-style-name="Standard" style:list-style-name="L1">
      <style:text-properties style:font-name="Bitter" style:text-underline-style="none" fo:font-weight="normal" officeooo:rsid="001109af" officeooo:paragraph-rsid="001109af" style:font-weight-asian="normal" style:font-weight-complex="normal"/>
    </style:style>
    <style:style style:name="P14" style:family="paragraph" style:parent-style-name="Standard" style:list-style-name="L1">
      <style:text-properties style:font-name="Bitter" style:text-underline-style="none" fo:font-weight="normal" officeooo:rsid="00129257" officeooo:paragraph-rsid="00129257" style:font-weight-asian="normal" style:font-weight-complex="normal"/>
    </style:style>
    <style:style style:name="P15" style:family="paragraph" style:parent-style-name="Standard" style:list-style-name="L1">
      <style:text-properties style:font-name="Bitter" style:text-underline-style="none" fo:font-weight="normal" officeooo:rsid="00181422" officeooo:paragraph-rsid="00181422" style:font-weight-asian="normal" style:font-weight-complex="normal"/>
    </style:style>
    <style:style style:name="P16" style:family="paragraph" style:parent-style-name="Standard" style:list-style-name="L3">
      <style:text-properties style:font-name="Bitter" fo:font-style="normal" style:text-underline-style="none" fo:font-weight="normal" officeooo:rsid="000d4505" officeooo:paragraph-rsid="000d4505" style:font-style-asian="normal" style:font-weight-asian="normal" style:font-style-complex="normal" style:font-weight-complex="normal"/>
    </style:style>
    <style:style style:name="P17" style:family="paragraph" style:parent-style-name="Standard" style:list-style-name="L3">
      <style:text-properties style:font-name="Bitter" fo:font-style="normal" style:text-underline-style="none" fo:font-weight="normal" officeooo:rsid="000fe1f7" officeooo:paragraph-rsid="000fe1f7" style:font-style-asian="normal" style:font-weight-asian="normal" style:font-style-complex="normal" style:font-weight-complex="normal"/>
    </style:style>
    <style:style style:name="P18" style:family="paragraph" style:parent-style-name="Standard" style:list-style-name="L3">
      <style:text-properties style:font-name="Bitter" fo:font-style="normal" style:text-underline-style="none" fo:font-weight="normal" officeooo:rsid="001109af" officeooo:paragraph-rsid="001109af" style:font-style-asian="normal" style:font-weight-asian="normal" style:font-style-complex="normal" style:font-weight-complex="normal"/>
    </style:style>
    <style:style style:name="P19" style:family="paragraph" style:parent-style-name="Standard" style:list-style-name="L3">
      <style:text-properties style:font-name="Bitter" fo:font-style="normal" style:text-underline-style="none" fo:font-weight="normal" officeooo:rsid="001424d0" officeooo:paragraph-rsid="001424d0" style:font-style-asian="normal" style:font-weight-asian="normal" style:font-style-complex="normal" style:font-weight-complex="normal"/>
    </style:style>
    <style:style style:name="P20" style:family="paragraph" style:parent-style-name="Standard" style:list-style-name="L3">
      <style:text-properties style:font-name="Bitter" fo:font-style="normal" style:text-underline-style="none" fo:font-weight="bold" officeooo:rsid="000fe1f7" officeooo:paragraph-rsid="000fe1f7" style:font-style-asian="normal" style:font-weight-asian="bold" style:font-style-complex="normal" style:font-weight-complex="bold"/>
    </style:style>
    <style:style style:name="P21" style:family="paragraph" style:parent-style-name="Standard" style:list-style-name="L3">
      <style:text-properties style:font-name="Bitter" fo:font-style="normal" style:text-underline-style="none" fo:font-weight="bold" officeooo:rsid="001109af" officeooo:paragraph-rsid="001109af" style:font-style-asian="normal" style:font-weight-asian="bold" style:font-style-complex="normal" style:font-weight-complex="bold"/>
    </style:style>
    <style:style style:name="P22" style:family="paragraph" style:parent-style-name="Standard" style:list-style-name="L3">
      <style:text-properties style:font-name="Bitter" fo:font-style="normal" style:text-underline-style="none" fo:font-weight="bold" officeooo:rsid="001424d0" officeooo:paragraph-rsid="001424d0" style:font-style-asian="normal" style:font-weight-asian="bold" style:font-style-complex="normal" style:font-weight-complex="bold"/>
    </style:style>
    <style:style style:name="P23" style:family="paragraph" style:parent-style-name="Standard" style:list-style-name="L3">
      <style:text-properties style:font-name="Bitter" fo:font-style="italic" style:text-underline-style="none" fo:font-weight="normal" officeooo:rsid="000d4505" officeooo:paragraph-rsid="000d4505" style:font-style-asian="italic" style:font-weight-asian="normal" style:font-style-complex="italic" style:font-weight-complex="normal"/>
    </style:style>
    <style:style style:name="P24" style:family="paragraph" style:parent-style-name="Standard" style:list-style-name="L3">
      <style:text-properties style:font-name="Bitter" fo:font-style="italic" style:text-underline-style="none" fo:font-weight="normal" officeooo:rsid="000fe1f7" officeooo:paragraph-rsid="000fe1f7" style:font-style-asian="italic" style:font-weight-asian="normal" style:font-style-complex="italic" style:font-weight-complex="normal"/>
    </style:style>
    <style:style style:name="P25" style:family="paragraph" style:parent-style-name="Standard" style:list-style-name="L3">
      <style:text-properties style:font-name="Bitter" fo:font-style="italic" style:text-underline-style="none" fo:font-weight="normal" officeooo:rsid="001109af" officeooo:paragraph-rsid="001109af" style:font-style-asian="italic" style:font-weight-asian="normal" style:font-style-complex="italic" style:font-weight-complex="normal"/>
    </style:style>
    <style:style style:name="P26" style:family="paragraph" style:parent-style-name="Standard" style:list-style-name="L3">
      <style:text-properties officeooo:paragraph-rsid="000d4505"/>
    </style:style>
    <style:style style:name="P27" style:family="paragraph" style:parent-style-name="Standard" style:list-style-name="L3">
      <style:text-properties fo:font-style="normal" fo:font-weight="bold" officeooo:rsid="00181422" officeooo:paragraph-rsid="00181422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font-style="normal" fo:font-weight="bold" officeooo:rsid="00181422" officeooo:paragraph-rsid="00181422" style:font-style-asian="normal" style:font-weight-asian="bold" style:font-style-complex="normal" style:font-weight-complex="bold"/>
    </style:style>
    <style:style style:name="P29" style:family="paragraph" style:parent-style-name="Standard" style:list-style-name="L3">
      <style:text-properties fo:font-style="normal" fo:font-weight="normal" officeooo:rsid="00181422" officeooo:paragraph-rsid="00181422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181422" officeooo:paragraph-rsid="00181422" style:font-style-asian="normal" style:font-weight-asian="normal" style:font-style-complex="normal" style:font-weight-complex="normal"/>
    </style:style>
    <style:style style:name="P31" style:family="paragraph" style:parent-style-name="Standard" style:list-style-name="L3">
      <style:text-properties fo:font-style="italic" officeooo:rsid="001424d0" officeooo:paragraph-rsid="001424d0" style:font-style-asian="italic" style:font-style-complex="italic"/>
    </style:style>
    <style:style style:name="P32" style:family="paragraph" style:parent-style-name="Standard">
      <style:text-properties fo:font-style="italic" officeooo:rsid="001424d0" officeooo:paragraph-rsid="001424d0" style:font-style-asian="italic" style:font-style-complex="italic"/>
    </style:style>
    <style:style style:name="P33" style:family="paragraph" style:parent-style-name="Standard">
      <style:text-properties fo:font-style="italic" fo:font-weight="normal" officeooo:rsid="00181422" officeooo:paragraph-rsid="00181422" style:font-style-asian="italic" style:font-weight-asian="normal" style:font-style-complex="italic" style:font-weight-complex="normal"/>
    </style:style>
    <style:style style:name="P34" style:family="paragraph" style:parent-style-name="Standard">
      <style:text-properties fo:font-style="italic" fo:font-weight="normal" officeooo:rsid="001a0f9e" officeooo:paragraph-rsid="001a0f9e" style:font-style-asian="italic" style:font-weight-asian="normal" style:font-style-complex="italic" style:font-weight-complex="normal"/>
    </style:style>
    <style:style style:name="P35" style:family="paragraph" style:parent-style-name="Standard" style:list-style-name="L3">
      <style:text-properties officeooo:rsid="001424d0" officeooo:paragraph-rsid="001424d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Bitter" style:text-underline-style="none"/>
    </style:style>
    <style:style style:name="T3" style:family="text">
      <style:text-properties style:font-name="Bitter" style:text-underline-style="none" fo:font-weight="bold" officeooo:rsid="000d4505" style:font-weight-asian="bold" style:font-weight-complex="bold"/>
    </style:style>
    <style:style style:name="T4" style:family="text">
      <style:text-properties style:font-name="Bitter" style:text-underline-style="none" fo:font-weight="normal" style:font-weight-asian="normal" style:font-weight-complex="normal"/>
    </style:style>
    <style:style style:name="T5" style:family="text">
      <style:text-properties style:font-name="Bitter" style:text-underline-style="none" fo:font-weight="normal" officeooo:rsid="000fe1f7" style:font-weight-asian="normal" style:font-weight-complex="normal"/>
    </style:style>
    <style:style style:name="T6" style:family="text">
      <style:text-properties style:font-name="Bitter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Bitter" fo:font-style="normal" style:text-underline-style="none" fo:font-weight="normal" officeooo:rsid="00181422" style:font-style-asian="normal" style:font-weight-asian="normal" style:font-style-complex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 Fantasty<text:span text:style-name="T1"> Meal Planning</text:span></text:p>
      <text:p text:style-name="P5"/>
      <text:p text:style-name="P3">Should aim for 15-20 meals + Accompanying Ingredients</text:p>
      <text:p text:style-name="P5"/>
      <text:p text:style-name="P2">Sweet</text:p>
      <text:list xml:id="list2968632150" text:style-name="L1">
        <text:list-item>
          <text:p text:style-name="P6">Tiramisu</text:p>
          <text:list>
            <text:list-item>
              <text:p text:style-name="P11">Ladyfingers</text:p>
            </text:list-item>
            <text:list-item>
              <text:p text:style-name="P11">Amaretto</text:p>
            </text:list-item>
            <text:list-item>
              <text:p text:style-name="P11">Mascarpone</text:p>
            </text:list-item>
            <text:list-item>
              <text:p text:style-name="P11">Coffee</text:p>
            </text:list-item>
            <text:list-item>
              <text:p text:style-name="P11">Egg</text:p>
            </text:list-item>
            <text:list-item>
              <text:p text:style-name="P11">Rum</text:p>
            </text:list-item>
          </text:list>
        </text:list-item>
        <text:list-item>
          <text:p text:style-name="P8">Cannoli</text:p>
          <text:list>
            <text:list-item>
              <text:p text:style-name="P13">Flour</text:p>
            </text:list-item>
            <text:list-item>
              <text:p text:style-name="P13">Eggs</text:p>
            </text:list-item>
            <text:list-item>
              <text:p text:style-name="P13">Sugar</text:p>
            </text:list-item>
            <text:list-item>
              <text:p text:style-name="P13">Butter</text:p>
            </text:list-item>
            <text:list-item>
              <text:p text:style-name="P13">Ricotta</text:p>
            </text:list-item>
          </text:list>
        </text:list-item>
        <text:list-item>
          <text:p text:style-name="P9">Biscotti</text:p>
          <text:list>
            <text:list-item>
              <text:p text:style-name="P14">Flour</text:p>
            </text:list-item>
            <text:list-item>
              <text:p text:style-name="P14">Sugar</text:p>
            </text:list-item>
            <text:list-item>
              <text:p text:style-name="P14">Eggs</text:p>
            </text:list-item>
            <text:list-item>
              <text:p text:style-name="P14">Pine Nuts</text:p>
            </text:list-item>
            <text:list-item>
              <text:p text:style-name="P14">Almonds</text:p>
            </text:list-item>
          </text:list>
        </text:list-item>
        <text:list-item>
          <text:p text:style-name="P10">Spaghetti Aglio e Olio</text:p>
          <text:list>
            <text:list-item>
              <text:p text:style-name="P15">Spaghetti</text:p>
            </text:list-item>
            <text:list-item>
              <text:p text:style-name="P15">Garlic</text:p>
            </text:list-item>
            <text:list-item>
              <text:p text:style-name="P15">Oil</text:p>
            </text:list-item>
            <text:list-item>
              <text:p text:style-name="P15">Red Pepper (Adds lots of Spice)</text:p>
            </text:list-item>
          </text:list>
        </text:list-item>
      </text:list>
      <text:p text:style-name="P2">Sour</text:p>
      <text:list xml:id="list624576626" text:style-name="L2">
        <text:list-item>
          <text:p text:style-name="P7">Chicken Scarpeliello <text:span text:style-name="T8">(Note: This is Sweet + Sour)</text:span></text:p>
          <text:list>
            <text:list-item>
              <text:p text:style-name="P12">Chicken</text:p>
            </text:list-item>
            <text:list-item>
              <text:p text:style-name="P12">Sausage</text:p>
            </text:list-item>
            <text:list-item>
              <text:p text:style-name="P12">Onion</text:p>
            </text:list-item>
            <text:list-item>
              <text:p text:style-name="P12">Bell Pepper</text:p>
            </text:list-item>
            <text:list-item>
              <text:p text:style-name="P12">Sage</text:p>
            </text:list-item>
            <text:list-item>
              <text:p text:style-name="P12">Cherry Pepper</text:p>
            </text:list-item>
            <text:list-item>
              <text:p text:style-name="P12">White Wine</text:p>
            </text:list-item>
            <text:list-item>
              <text:p text:style-name="P12">Stock</text:p>
            </text:list-item>
            <text:list-item>
              <text:p text:style-name="P12">Sugar</text:p>
            </text:list-item>
          </text:list>
        </text:list-item>
      </text:list>
      <text:p text:style-name="P2">Bitter</text:p>
      <text:p text:style-name="P2">Spicy</text:p>
      <text:p text:style-name="P4"/>
      <text:p text:style-name="P4"/>
      <text:p text:style-name="P2">Umami</text:p>
      <text:list xml:id="list3981381279" text:style-name="L3">
        <text:list-item>
          <text:p text:style-name="P26"><text:span text:style-name="T3">Lasagna </text:span><text:span text:style-name="T5">(Note: Sweet and Umami)</text:span></text:p>
          <text:list>
            <text:list-item>
              <text:p text:style-name="P16">Lasagna Noodles</text:p>
            </text:list-item>
            <text:list-item>
              <text:p text:style-name="P16">Tomatoes (Sauce)</text:p>
            </text:list-item>
            <text:list-item>
              <text:p text:style-name="P16"><text:soft-page-break/>Egg</text:p>
            </text:list-item>
            <text:list-item>
              <text:p text:style-name="P16">Ricotta</text:p>
            </text:list-item>
            <text:list-item>
              <text:p text:style-name="P16">Parmesan</text:p>
            </text:list-item>
            <text:list-item>
              <text:p text:style-name="P23">Spinach</text:p>
            </text:list-item>
            <text:list-item>
              <text:p text:style-name="P23">Beef</text:p>
            </text:list-item>
            <text:list-item>
              <text:p text:style-name="P23">Peppers</text:p>
            </text:list-item>
            <text:list-item>
              <text:p text:style-name="P23">Mushrooms</text:p>
            </text:list-item>
            <text:list-item>
              <text:p text:style-name="P23">Onion</text:p>
            </text:list-item>
            <text:list-item>
              <text:p text:style-name="P23">Garlic</text:p>
            </text:list-item>
          </text:list>
        </text:list-item>
        <text:list-item>
          <text:p text:style-name="P20">Fettucine Alfredo</text:p>
          <text:list>
            <text:list-item>
              <text:p text:style-name="P17">Butter</text:p>
            </text:list-item>
            <text:list-item>
              <text:p text:style-name="P17">Cream</text:p>
            </text:list-item>
            <text:list-item>
              <text:p text:style-name="P17">Fettucine</text:p>
            </text:list-item>
            <text:list-item>
              <text:p text:style-name="P17">Pamesan</text:p>
            </text:list-item>
            <text:list-item>
              <text:p text:style-name="P24">Parsley</text:p>
            </text:list-item>
            <text:list-item>
              <text:p text:style-name="P24">ONE OF</text:p>
              <text:list>
                <text:list-item>
                  <text:p text:style-name="P24">Chicken</text:p>
                </text:list-item>
                <text:list-item>
                  <text:p text:style-name="P24">Mushroom</text:p>
                </text:list-item>
              </text:list>
            </text:list-item>
          </text:list>
        </text:list-item>
        <text:list-item>
          <text:p text:style-name="P21">Spaghetti Marinara</text:p>
          <text:list>
            <text:list-item>
              <text:p text:style-name="P18">Tomato</text:p>
            </text:list-item>
            <text:list-item>
              <text:p text:style-name="P18">Spaghetti</text:p>
            </text:list-item>
            <text:list-item>
              <text:p text:style-name="P25">Basil</text:p>
            </text:list-item>
            <text:list-item>
              <text:p text:style-name="P25">Mushroom</text:p>
            </text:list-item>
            <text:list-item>
              <text:p text:style-name="P25">Garlic</text:p>
            </text:list-item>
            <text:list-item>
              <text:p text:style-name="P25">Pepper</text:p>
            </text:list-item>
            <text:list-item>
              <text:p text:style-name="P25">ONE OF</text:p>
              <text:list>
                <text:list-item>
                  <text:p text:style-name="P25">Beef</text:p>
                </text:list-item>
                <text:list-item>
                  <text:p text:style-name="P25">Shrimp</text:p>
                </text:list-item>
              </text:list>
            </text:list-item>
          </text:list>
        </text:list-item>
        <text:list-item>
          <text:p text:style-name="P22">Linguine Pesto Genoese</text:p>
          <text:list>
            <text:list-item>
              <text:p text:style-name="P19">Pine Nuts</text:p>
            </text:list-item>
            <text:list-item>
              <text:p text:style-name="P19">Basil</text:p>
            </text:list-item>
            <text:list-item>
              <text:p text:style-name="P19">Garlic</text:p>
            </text:list-item>
            <text:list-item>
              <text:p text:style-name="P19">ONE OR BOTH OF</text:p>
              <text:list>
                <text:list-item>
                  <text:p text:style-name="P19">Parmigano Reggiano</text:p>
                </text:list-item>
                <text:list-item>
                  <text:p text:style-name="P19">Peccorino Romano</text:p>
                </text:list-item>
              </text:list>
            </text:list-item>
            <text:list-item>
              <text:p text:style-name="P35"><text:span text:style-name="T6">Olive Oi</text:span><text:span text:style-name="T7">l</text:span></text:p>
            </text:list-item>
            <text:list-item>
              <text:p text:style-name="P35"><text:span text:style-name="T6">Linguine</text:span></text:p>
            </text:list-item>
            <text:list-item>
              <text:p text:style-name="P31"><text:span text:style-name="T4">Chicken</text:span></text:p>
            </text:list-item>
          </text:list>
        </text:list-item>
      </text:list>
      <text:p text:style-name="P32"><text:span text:style-name="T4"/></text:p>
      <text:list xml:id="list181023090220339" text:continue-numbering="true" text:style-name="L3">
        <text:list-item>
          <text:p text:style-name="P27"><text:span text:style-name="T2">Spaghetti alla Gricia</text:span></text:p>
          <text:list>
            <text:list-item>
              <text:p text:style-name="P29"><text:span text:style-name="T2">Guanciale</text:span></text:p>
            </text:list-item>
            <text:list-item>
              <text:p text:style-name="P29"><text:span text:style-name="T2">Pecorino</text:span></text:p>
            </text:list-item>
            <text:list-item>
              <text:p text:style-name="P29"><text:span text:style-name="T2">Spaghetti</text:span></text:p>
            </text:list-item>
          </text:list>
        </text:list-item>
      </text:list>
      <text:p text:style-name="P30"><text:span text:style-name="T2"/></text:p>
      <text:p text:style-name="P28"><text:span text:style-name="T2"/></text:p>
      <text:list xml:id="list181023957420901" text:continue-numbering="true" text:style-name="L3">
        <text:list-item>
          <text:p text:style-name="P27"><text:span text:style-name="T2">Eggplant Rollatini</text:span></text:p>
          <text:list>
            <text:list-item>
              <text:p text:style-name="P29"><text:span text:style-name="T2">Ricotta</text:span></text:p>
            </text:list-item>
            <text:list-item>
              <text:p text:style-name="P29"><text:span text:style-name="T2">Eggs</text:span></text:p>
            </text:list-item>
            <text:list-item>
              <text:p text:style-name="P29"><text:span text:style-name="T2">Parsley</text:span></text:p>
            </text:list-item>
            <text:list-item>
              <text:p text:style-name="P29"><text:soft-page-break/><text:span text:style-name="T2">Pamresan</text:span></text:p>
            </text:list-item>
            <text:list-item>
              <text:p text:style-name="P29"><text:span text:style-name="T2">Mozzarella</text:span></text:p>
            </text:list-item>
            <text:list-item>
              <text:p text:style-name="P29"><text:span text:style-name="T2">Tomato</text:span></text:p>
            </text:list-item>
          </text:list>
        </text:list-item>
      </text:list>
      <text:p text:style-name="P30"><text:span text:style-name="T2"/></text:p>
      <text:p text:style-name="P30"><text:span text:style-name="T2"/></text:p>
      <text:p text:style-name="P33"><text:span text:style-name="T2">Note: Should we replace Tomato with tomatoe sauce as it seems to be what the tomato is exclusively used in place of?</text:span></text:p>
      <text:p text:style-name="P33"><text:span text:style-name="T2"/></text:p>
      <text:p text:style-name="P34"><text:span text:style-name="T2">Thought: This game is HEAVILY balanced toward UMAMI. Are there Bitter/Spicy Italian Dishes… Find thos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Bitter" svg:font-family="Bit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20:32:43.165000000</meta:creation-date>
    <dc:date>2017-03-03T18:10:22.058000000</dc:date>
    <meta:editing-duration>PT1H16M16S</meta:editing-duration>
    <meta:editing-cycles>5</meta:editing-cycles>
    <meta:generator>LibreOffice/5.3.0.3$Windows_X86_64 LibreOffice_project/7074905676c47b82bbcfbea1aeefc84afe1c50e1</meta:generator>
    <meta:document-statistic meta:table-count="0" meta:image-count="0" meta:object-count="0" meta:page-count="3" meta:paragraph-count="95" meta:word-count="267" meta:character-count="1205" meta:non-whitespace-character-count="1118"/>
  </office:meta>
</office:document-meta>
</file>